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062319" officeooo:paragraph-rsid="00062319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087151" officeooo:paragraph-rsid="00087151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beeec" officeooo:paragraph-rsid="000beee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11f6b" officeooo:paragraph-rsid="00111f6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10b6"/>
    </style:style>
    <style:style style:name="T3" style:family="text">
      <style:text-properties officeooo:rsid="000a58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5836" style:font-weight-asian="bold" style:font-weight-complex="bold"/>
    </style:style>
    <style:style style:name="T6" style:family="text">
      <style:text-properties fo:font-weight="bold" officeooo:rsid="000ff86f" style:font-weight-asian="bold" style:font-weight-complex="bold"/>
    </style:style>
    <style:style style:name="T7" style:family="text">
      <style:text-properties officeooo:rsid="000d21ab"/>
    </style:style>
    <style:style style:name="T8" style:family="text">
      <style:text-properties officeooo:rsid="000ff86f"/>
    </style:style>
    <style:style style:name="T9" style:family="text">
      <style:text-properties officeooo:rsid="0012f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ação</text:span> <text:span text:style-name="T1">em</text:span> <text:span text:style-name="T1">Scripts</text:span>:</text:p>
      <text:p text:style-name="P1"/>
      <text:p text:style-name="P1">Aula – 30/08:</text:p>
      <text:p text:style-name="P1"/>
      <text:p text:style-name="P1">Continuação de exercícios com formulários:</text:p>
      <text:p text:style-name="P1"/>
      <text:p text:style-name="P1">4. Desenvolva uma função em PHP que calcule <text:span text:style-name="T2">a fórmula de bháskara. O usuário deve informar os valores de a, b e c:</text:span></text:p>
      <text:p text:style-name="P1"/>
      <text:p text:style-name="P2">5. Desenvolva uma página que calcule a média de 3 valores e mostre o resultado.</text:p>
      <text:p text:style-name="P2"/>
      <text:p text:style-name="P2">6. Construir uma página PHP que efetue o cálculo do salário líquido de um professor. Para fazer este programa, você deverá possuir alguns dados, tais como: valor da hora aula, número de horas trabalhadas no mês e percentual de desconto do INSS. Em primeiro lugar, deve-se estabelecer qual será o seu salário bruto para efetuar o desconto e ter o valor do salário líquido.</text:p>
      <text:p text:style-name="P2"/>
      <text:p text:style-name="P2">7. Desenvolver uma página PHP, para efetuar o cá<text:span text:style-name="T3">lculo e a apresentação do valor de uma prestação em atraso, utilizando a fórmula: </text:span><text:span text:style-name="T5">Prestação = valor + (valor * (taxa/100) * tempo).</text:span></text:p>
      <text:p text:style-name="P2"><text:span text:style-name="T5"/></text:p>
      <text:p text:style-name="P3">8. Desenvolver uma página PHP para efetuar o cálculo da quantidade de litros de combustível gasta em uma viagem, utilizando um automóvel que faz 12km/litro. Para <text:span text:style-name="T7">obter o cálculo, o usuário deve fornecer o tempo gasto (TEMPO) e a velocidade média (VELOCIDADE) durante a viagem. Desta forma, será possível obter a distância percorrida com a fórmula: </text:span><text:span text:style-name="T6">DISTÂNCIA = TEMPO * VELOCIDADE.</text:span><text:span text:style-name="T8"> Possuindo o valor da distância, basta calcular a quantidade de litros de combustível utilizada na viagem com a fórmula </text:span><text:span text:style-name="T6">LITROS usados = DISTÂNCIA/12. </text:span><text:span text:style-name="T8">Ao final, o programa deverá apresentar os valores da velocidade média (VELOCIDADE), tempo gasto na viagem (TEMPO), a distância percorrida (DISTÂNCIA) e a quantidade de litros utilizada na viagem.</text:span></text:p>
      <text:p text:style-name="P3"/>
      <text:p text:style-name="P4">9. Pesquisa de diferen<text:span text:style-name="T9">ci</text:span>ação de <text:span text:style-name="T4">Post</text:span> e <text:span text:style-name="T4">Get</text:span> e um exemplo usado em um dos exercíci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9:36:08.142578489</meta:creation-date>
    <dc:date>2018-08-30T22:05:33.643419782</dc:date>
    <meta:editing-duration>PT2H29M2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72" meta:character-count="1628" meta:non-whitespace-character-count="1364"/>
  </office:meta>
</office:document-meta>
</file>